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officeooo:rsid="05226f8d" officeooo:paragraph-rsid="04af6545"/>
    </style:style>
    <style:style style:name="P2" style:family="paragraph" style:parent-style-name="Text_20_body">
      <style:paragraph-properties fo:line-height="100%"/>
      <style:text-properties style:use-window-font-color="true" loext:opacity="0%" officeooo:rsid="04af6545" officeooo:paragraph-rsid="04af6545"/>
    </style:style>
    <style:style style:name="P3" style:family="paragraph" style:parent-style-name="Heading_20_2">
      <style:text-properties style:use-window-font-color="true" loext:opacity="0%" officeooo:paragraph-rsid="0673d944"/>
    </style:style>
    <style:style style:name="P4" style:family="paragraph" style:parent-style-name="Text_20_body">
      <style:text-properties style:use-window-font-color="true" loext:opacity="0%" officeooo:paragraph-rsid="0673d944"/>
    </style:style>
    <style:style style:name="P5" style:family="paragraph" style:parent-style-name="Text_20_body">
      <style:text-properties style:use-window-font-color="true" loext:opacity="0%" officeooo:rsid="0610e6e9" officeooo:paragraph-rsid="06b06f0c"/>
    </style:style>
    <style:style style:name="P6" style:family="paragraph" style:parent-style-name="Text_20_body">
      <style:text-properties style:use-window-font-color="true" loext:opacity="0%" officeooo:rsid="06b06f0c" officeooo:paragraph-rsid="06b06f0c"/>
    </style:style>
    <style:style style:name="P7" style:family="paragraph" style:parent-style-name="Text_20_body">
      <style:text-properties style:use-window-font-color="true" loext:opacity="0%" officeooo:paragraph-rsid="06b06f0c"/>
    </style:style>
    <style:style style:name="P8" style:family="paragraph" style:parent-style-name="Text_20_body">
      <style:text-properties style:use-window-font-color="true" loext:opacity="0%" officeooo:rsid="0626940b" officeooo:paragraph-rsid="06b06f0c"/>
    </style:style>
    <style:style style:name="P9" style:family="paragraph" style:parent-style-name="Text_20_body">
      <style:text-properties style:use-window-font-color="true" loext:opacity="0%" officeooo:paragraph-rsid="06c80c7e"/>
    </style:style>
    <style:style style:name="P10" style:family="paragraph" style:parent-style-name="Heading_20_2">
      <style:paragraph-properties fo:line-height="100%"/>
      <style:text-properties style:use-window-font-color="true" loext:opacity="0%" officeooo:rsid="04af6545" officeooo:paragraph-rsid="06b16385"/>
    </style:style>
    <style:style style:name="P11" style:family="paragraph" style:parent-style-name="Text_20_body">
      <style:text-properties style:use-window-font-color="true" loext:opacity="0%" officeooo:rsid="05ccb8c6" officeooo:paragraph-rsid="06b16385"/>
    </style:style>
    <style:style style:name="P12" style:family="paragraph" style:parent-style-name="Text_20_body">
      <style:text-properties style:use-window-font-color="true" loext:opacity="0%" officeooo:rsid="05ccb8c6" officeooo:paragraph-rsid="06ba1ff6"/>
    </style:style>
    <style:style style:name="P13" style:family="paragraph" style:parent-style-name="Text_20_body">
      <style:text-properties style:use-window-font-color="true" loext:opacity="0%" officeooo:rsid="06550251" officeooo:paragraph-rsid="06b16385"/>
    </style:style>
    <style:style style:name="P14" style:family="paragraph" style:parent-style-name="Text_20_body">
      <style:paragraph-properties fo:text-align="start" style:justify-single-word="false" style:writing-mode="lr-tb"/>
      <style:text-properties style:use-window-font-color="true" loext:opacity="0%" officeooo:rsid="06561c52" officeooo:paragraph-rsid="06b16385"/>
    </style:style>
    <style:style style:name="P15" style:family="paragraph" style:parent-style-name="Text_20_body">
      <style:text-properties style:use-window-font-color="true" loext:opacity="0%" fo:language="en" fo:country="US" officeooo:rsid="06571a97" officeooo:paragraph-rsid="06b16385"/>
    </style:style>
    <style:style style:name="P16" style:family="paragraph" style:parent-style-name="Text_20_body">
      <style:text-properties style:use-window-font-color="true" loext:opacity="0%" officeooo:paragraph-rsid="06b16385"/>
    </style:style>
    <style:style style:name="P17" style:family="paragraph" style:parent-style-name="Heading_20_2">
      <style:text-properties style:use-window-font-color="true" loext:opacity="0%" officeooo:paragraph-rsid="05648627"/>
    </style:style>
    <style:style style:name="P18" style:family="paragraph" style:parent-style-name="Text_20_body">
      <style:text-properties style:use-window-font-color="true" loext:opacity="0%" officeooo:paragraph-rsid="068b4d1f"/>
    </style:style>
    <style:style style:name="P19" style:family="paragraph" style:parent-style-name="Text_20_body">
      <style:text-properties style:use-window-font-color="true" loext:opacity="0%" officeooo:paragraph-rsid="06bc667b"/>
    </style:style>
    <style:style style:name="P20" style:family="paragraph" style:parent-style-name="Text_20_body">
      <style:text-properties style:use-window-font-color="true" loext:opacity="0%" style:font-name="Monospace" officeooo:rsid="06bc667b" officeooo:paragraph-rsid="06bc667b" style:font-size-asian="10.5pt" style:font-name-complex="David CLM" style:font-weight-complex="normal"/>
    </style:style>
    <style:style style:name="P21" style:family="paragraph" style:parent-style-name="Heading_20_2">
      <style:text-properties style:use-window-font-color="true" loext:opacity="0%" officeooo:paragraph-rsid="068146bd"/>
    </style:style>
    <style:style style:name="P22" style:family="paragraph" style:parent-style-name="Text_20_body">
      <style:text-properties style:use-window-font-color="true" loext:opacity="0%" officeooo:paragraph-rsid="068146bd"/>
    </style:style>
    <style:style style:name="P23" style:family="paragraph" style:parent-style-name="Text_20_body">
      <style:text-properties style:use-window-font-color="true" loext:opacity="0%" style:font-name="Monospace" fo:language="en" fo:country="US" officeooo:rsid="068324a9" officeooo:paragraph-rsid="068146bd" style:font-size-asian="10.5pt" style:font-name-complex="David CLM" style:font-weight-complex="normal"/>
    </style:style>
    <style:style style:name="P24" style:family="paragraph" style:parent-style-name="Heading_20_2">
      <style:paragraph-properties fo:line-height="100%" fo:break-before="page"/>
      <style:text-properties style:use-window-font-color="true" loext:opacity="0%" officeooo:paragraph-rsid="0690a723"/>
    </style:style>
    <style:style style:name="P25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b8996f" officeooo:paragraph-rsid="06c16513" style:font-size-asian="10.5pt" style:font-name-complex="David CLM" style:font-weight-complex="normal"/>
    </style:style>
    <style:style style:name="P26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c16513" officeooo:paragraph-rsid="06c16513" style:font-size-asian="10.5pt" style:font-name-complex="David CLM" style:font-weight-complex="normal"/>
    </style:style>
    <style:style style:name="P27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8146bd" style:font-size-asian="10.5pt" style:font-name-complex="David CLM" style:font-weight-complex="normal"/>
    </style:style>
    <style:style style:name="P28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b8996f" officeooo:paragraph-rsid="06b8996f" style:font-size-asian="10.5pt" style:font-name-complex="David CLM" style:font-weight-complex="normal"/>
    </style:style>
    <style:style style:name="P29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d1969a" officeooo:paragraph-rsid="06d1969a" style:font-size-asian="10.5pt" style:font-name-complex="David CLM" style:font-weight-complex="normal"/>
    </style:style>
    <style:style style:name="P30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c6355b" officeooo:paragraph-rsid="06c6355b" style:font-size-asian="10.5pt" style:font-name-complex="David CLM" style:font-weight-complex="normal"/>
    </style:style>
    <style:style style:name="P31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8146bd" officeooo:paragraph-rsid="06b8996f" style:font-size-asian="10.5pt" style:font-name-complex="David CLM" style:font-weight-complex="normal"/>
    </style:style>
    <style:style style:name="P32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b8996f" officeooo:paragraph-rsid="06cf6dfb" style:font-size-asian="10.5pt" style:font-name-complex="David CLM" style:font-weight-complex="normal"/>
    </style:style>
    <style:style style:name="P33" style:family="paragraph" style:parent-style-name="Standard">
      <style:paragraph-properties fo:margin-left="0in" fo:margin-right="0in" fo:line-height="115%" fo:text-align="end" style:justify-single-word="false" fo:text-indent="0in" style:auto-text-indent="false" style:writing-mode="rl-tb"/>
      <style:text-properties style:use-window-font-color="true" loext:opacity="0%" style:font-name="Monospace" fo:language="en" fo:country="US" officeooo:rsid="06cf6dfb" officeooo:paragraph-rsid="06cf6dfb" style:font-size-asian="10.5pt" style:font-name-complex="David CLM" style:font-weight-complex="normal"/>
    </style:style>
    <style:style style:name="P34" style:family="paragraph" style:parent-style-name="Standard">
      <style:paragraph-properties fo:line-height="115%"/>
      <style:text-properties style:use-window-font-color="true" loext:opacity="0%" style:font-name="Monospace" fo:language="en" fo:country="US" officeooo:rsid="068146bd" officeooo:paragraph-rsid="06a70246" style:font-size-asian="10.5pt" style:font-name-complex="David CLM" style:font-weight-complex="normal"/>
    </style:style>
    <style:style style:name="T1" style:family="text">
      <style:text-properties fo:language="en" fo:country="US" officeooo:rsid="060192ee"/>
    </style:style>
    <style:style style:name="T2" style:family="text">
      <style:text-properties fo:language="en" fo:country="US" officeooo:rsid="06a1ba5d"/>
    </style:style>
    <style:style style:name="T3" style:family="text">
      <style:text-properties fo:language="en" fo:country="US" officeooo:rsid="06342bc4"/>
    </style:style>
    <style:style style:name="T4" style:family="text">
      <style:text-properties officeooo:rsid="06765ee5"/>
    </style:style>
    <style:style style:name="T5" style:family="text">
      <style:text-properties fo:language="en" fo:country="US" officeooo:rsid="05609767"/>
    </style:style>
    <style:style style:name="T6" style:family="text">
      <style:text-properties officeooo:rsid="0561464b"/>
    </style:style>
    <style:style style:name="T7" style:family="text">
      <style:text-properties style:font-name="Times New Roman" fo:font-style="italic" officeooo:rsid="058fcc10" style:font-style-asian="italic" style:font-style-complex="italic"/>
    </style:style>
    <style:style style:name="T8" style:family="text">
      <style:text-properties officeooo:rsid="058fcc10"/>
    </style:style>
    <style:style style:name="T9" style:family="text">
      <style:text-properties officeooo:rsid="0610e6e9"/>
    </style:style>
    <style:style style:name="T10" style:family="text">
      <style:text-properties officeooo:rsid="06230541"/>
    </style:style>
    <style:style style:name="T11" style:family="text">
      <style:text-properties officeooo:rsid="0674d2ed"/>
    </style:style>
    <style:style style:name="T12" style:family="text">
      <style:text-properties style:font-name="Monospace" officeooo:rsid="0674d2ed" style:font-size-asian="10.5pt" style:font-name-complex="David CLM" style:font-weight-complex="normal"/>
    </style:style>
    <style:style style:name="T13" style:family="text">
      <style:text-properties style:font-name="Monospace" fo:font-style="italic" officeooo:rsid="0674d2ed" style:font-size-asian="10.5pt" style:font-style-asian="italic" style:font-name-complex="David CLM" style:font-style-complex="italic" style:font-weight-complex="normal"/>
    </style:style>
    <style:style style:name="T14" style:family="text">
      <style:text-properties officeooo:rsid="06b06f0c"/>
    </style:style>
    <style:style style:name="T15" style:family="text">
      <style:text-properties officeooo:rsid="06283c2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62571fe"/>
    </style:style>
    <style:style style:name="T18" style:family="text">
      <style:text-properties fo:font-style="italic" officeooo:rsid="06b06f0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6b51775" style:font-style-asian="italic" style:font-style-complex="italic"/>
    </style:style>
    <style:style style:name="T21" style:family="text">
      <style:text-properties fo:font-style="normal" style:text-underline-style="none" officeooo:rsid="06b51775" style:font-style-asian="normal" style:font-style-complex="normal"/>
    </style:style>
    <style:style style:name="T22" style:family="text">
      <style:text-properties fo:font-style="normal" style:text-underline-style="none" style:font-style-asian="normal" style:font-style-complex="normal"/>
    </style:style>
    <style:style style:name="T23" style:family="text">
      <style:text-properties fo:font-weight="bold" officeooo:rsid="0610e6e9" style:font-weight-asian="bold" style:font-weight-complex="bold"/>
    </style:style>
    <style:style style:name="T24" style:family="text">
      <style:text-properties officeooo:rsid="06c80c7e"/>
    </style:style>
    <style:style style:name="T25" style:family="text">
      <style:text-properties officeooo:rsid="068f0ac1"/>
    </style:style>
    <style:style style:name="T26" style:family="text">
      <style:text-properties officeooo:rsid="0626940b"/>
    </style:style>
    <style:style style:name="T27" style:family="text">
      <style:text-properties fo:font-style="italic" officeooo:rsid="0610e6e9" style:font-style-asian="italic" style:font-style-complex="italic"/>
    </style:style>
    <style:style style:name="T28" style:family="text">
      <style:text-properties style:font-name="Monospace" officeooo:rsid="067efac4" style:font-size-asian="10.5pt" style:font-name-complex="David CLM" style:font-weight-complex="normal"/>
    </style:style>
    <style:style style:name="T29" style:family="text">
      <style:text-properties officeooo:rsid="06783411"/>
    </style:style>
    <style:style style:name="T30" style:family="text">
      <style:text-properties officeooo:rsid="06b6323c"/>
    </style:style>
    <style:style style:name="T31" style:family="text">
      <style:text-properties officeooo:rsid="05b888e6"/>
    </style:style>
    <style:style style:name="T32" style:family="text">
      <style:text-properties officeooo:rsid="06b4240c"/>
    </style:style>
    <style:style style:name="T33" style:family="text">
      <style:text-properties officeooo:rsid="06129fee"/>
    </style:style>
    <style:style style:name="T34" style:family="text">
      <style:text-properties officeooo:rsid="05f3980c"/>
    </style:style>
    <style:style style:name="T35" style:family="text">
      <style:text-properties fo:font-weight="bold" officeooo:rsid="05f3980c" style:font-weight-asian="bold" style:font-weight-complex="bold"/>
    </style:style>
    <style:style style:name="T36" style:family="text">
      <style:text-properties officeooo:rsid="06550251"/>
    </style:style>
    <style:style style:name="T37" style:family="text">
      <style:text-properties officeooo:rsid="06bac009"/>
    </style:style>
    <style:style style:name="T38" style:family="text">
      <style:text-properties fo:font-weight="bold" officeooo:rsid="06ba1ff6" style:font-weight-asian="bold" style:font-weight-complex="bold"/>
    </style:style>
    <style:style style:name="T39" style:family="text">
      <style:text-properties officeooo:rsid="06ba1ff6"/>
    </style:style>
    <style:style style:name="T40" style:family="text">
      <style:text-properties fo:font-weight="normal" officeooo:rsid="05f3980c" style:font-weight-asian="normal" style:font-weight-complex="normal"/>
    </style:style>
    <style:style style:name="T41" style:family="text">
      <style:text-properties officeooo:rsid="06561c52"/>
    </style:style>
    <style:style style:name="T42" style:family="text">
      <style:text-properties fo:language="en" fo:country="US" officeooo:rsid="0656e4aa"/>
    </style:style>
    <style:style style:name="T43" style:family="text">
      <style:text-properties style:text-position="sub 58%" fo:language="en" fo:country="US" officeooo:rsid="0656e4aa"/>
    </style:style>
    <style:style style:name="T44" style:family="text">
      <style:text-properties fo:language="en" fo:country="US"/>
    </style:style>
    <style:style style:name="T45" style:family="text">
      <style:text-properties style:text-position="sub 58%" fo:language="en" fo:country="US"/>
    </style:style>
    <style:style style:name="T46" style:family="text">
      <style:text-properties officeooo:rsid="0637f052"/>
    </style:style>
    <style:style style:name="T47" style:family="text">
      <style:text-properties fo:language="en" fo:country="US" officeooo:rsid="0565f2dc"/>
    </style:style>
    <style:style style:name="T48" style:family="text">
      <style:text-properties style:font-name="Monospace" officeooo:rsid="068b4d1f" style:font-size-asian="10.5pt" style:font-name-complex="David CLM" style:font-weight-complex="normal"/>
    </style:style>
    <style:style style:name="T49" style:family="text">
      <style:text-properties style:font-name="Monospace" fo:language="en" fo:country="US" officeooo:rsid="068b4d1f" style:font-size-asian="10.5pt" style:font-name-complex="David CLM" style:font-weight-complex="normal"/>
    </style:style>
    <style:style style:name="T50" style:family="text">
      <style:text-properties style:text-position="sub 58%" style:font-name="Monospace" fo:language="en" fo:country="US" officeooo:rsid="068b4d1f" style:font-size-asian="10.5pt" style:font-name-complex="David CLM" style:font-weight-complex="normal"/>
    </style:style>
    <style:style style:name="T51" style:family="text">
      <style:text-properties style:text-position="0% 100%" style:font-name="Monospace" fo:language="en" fo:country="US" officeooo:rsid="068b4d1f" style:font-size-asian="10.5pt" style:font-name-complex="David CLM" style:font-weight-complex="normal"/>
    </style:style>
    <style:style style:name="T52" style:family="text">
      <style:text-properties style:font-name="Monospace" fo:language="en" fo:country="US" officeooo:rsid="068d225c" style:font-size-asian="10.5pt" style:font-name-complex="David CLM" style:font-weight-complex="normal"/>
    </style:style>
    <style:style style:name="T53" style:family="text">
      <style:text-properties officeooo:rsid="057ca7f2"/>
    </style:style>
    <style:style style:name="T54" style:family="text">
      <style:text-properties officeooo:rsid="0562c868"/>
    </style:style>
    <style:style style:name="T55" style:family="text">
      <style:text-properties officeooo:rsid="05e3dd26"/>
    </style:style>
    <style:style style:name="T56" style:family="text">
      <style:text-properties style:font-name="Times New Roman" fo:font-style="italic" officeooo:rsid="05e3dd26" style:font-style-asian="italic" style:font-style-complex="italic"/>
    </style:style>
    <style:style style:name="T57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58" style:family="text">
      <style:text-properties fo:font-style="italic" officeooo:rsid="05e3dd26" style:font-style-asian="italic" style:font-style-complex="italic"/>
    </style:style>
    <style:style style:name="T59" style:family="text">
      <style:text-properties fo:language="en" fo:country="US" officeooo:rsid="06159af2"/>
    </style:style>
    <style:style style:name="T60" style:family="text">
      <style:text-properties officeooo:rsid="05b6bed9"/>
    </style:style>
    <style:style style:name="T61" style:family="text">
      <style:text-properties officeooo:rsid="0629e301"/>
    </style:style>
    <style:style style:name="T62" style:family="text">
      <style:text-properties officeooo:rsid="068d225c"/>
    </style:style>
    <style:style style:name="T63" style:family="text">
      <style:text-properties officeooo:rsid="06bc667b"/>
    </style:style>
    <style:style style:name="T64" style:family="text">
      <style:text-properties fo:language="en" fo:country="US" officeooo:rsid="068d225c"/>
    </style:style>
    <style:style style:name="T65" style:family="text">
      <style:text-properties fo:language="en" fo:country="US" officeooo:rsid="068d2857"/>
    </style:style>
    <style:style style:name="T66" style:family="text">
      <style:text-properties style:text-position="0% 100%" style:font-name="Monospace" fo:language="en" fo:country="US" officeooo:rsid="068d2857" style:font-size-asian="10.5pt" style:font-name-complex="David CLM" style:font-weight-complex="normal"/>
    </style:style>
    <style:style style:name="T67" style:family="text">
      <style:text-properties style:text-position="0% 100%" style:font-name="Monospace" fo:language="en" fo:country="US" officeooo:rsid="068d225c" style:font-size-asian="10.5pt" style:font-name-complex="David CLM" style:font-weight-complex="normal"/>
    </style:style>
    <style:style style:name="T68" style:family="text">
      <style:text-properties officeooo:rsid="068d2857"/>
    </style:style>
    <style:style style:name="T69" style:family="text">
      <style:text-properties officeooo:rsid="0615b090"/>
    </style:style>
    <style:style style:name="T70" style:family="text">
      <style:text-properties style:font-name="Monospace" officeooo:rsid="068d2857" style:font-size-asian="10.5pt" style:font-name-complex="David CLM" style:font-weight-complex="normal"/>
    </style:style>
    <style:style style:name="T71" style:family="text">
      <style:text-properties style:font-name="Monospace" officeooo:rsid="06bc667b" style:font-size-asian="10.5pt" style:font-name-complex="David CLM" style:font-weight-complex="normal"/>
    </style:style>
    <style:style style:name="T72" style:family="text">
      <style:text-properties officeooo:rsid="068146bd"/>
    </style:style>
    <style:style style:name="T73" style:family="text">
      <style:text-properties fo:language="en" fo:country="US" officeooo:rsid="068146bd"/>
    </style:style>
    <style:style style:name="T74" style:family="text">
      <style:text-properties fo:font-style="italic" officeooo:rsid="068146bd" style:font-style-asian="italic" style:font-style-complex="italic"/>
    </style:style>
    <style:style style:name="T75" style:family="text">
      <style:text-properties style:font-name="Monospace" officeooo:rsid="068146bd" style:font-size-asian="10.5pt" style:font-name-complex="David CLM" style:font-weight-complex="normal"/>
    </style:style>
    <style:style style:name="T76" style:family="text">
      <style:text-properties style:font-name="Monospace" fo:language="en" fo:country="US" officeooo:rsid="068146bd" style:font-size-asian="10.5pt" style:font-name-complex="David CLM" style:font-weight-complex="normal"/>
    </style:style>
    <style:style style:name="T77" style:family="text">
      <style:text-properties fo:language="en" fo:country="US" fo:font-style="italic" officeooo:rsid="068146bd" style:font-style-asian="italic" style:font-style-complex="italic"/>
    </style:style>
    <style:style style:name="T78" style:family="text">
      <style:text-properties style:font-name="Monospace" fo:language="en" fo:country="US" officeooo:rsid="068324a9" style:font-size-asian="10.5pt" style:font-name-complex="David CLM" style:font-weight-complex="normal"/>
    </style:style>
    <style:style style:name="T79" style:family="text">
      <style:text-properties style:font-name="Monospace" fo:language="en" fo:country="US" officeooo:rsid="0684a856" style:font-size-asian="10.5pt" style:font-name-complex="David CLM" style:font-weight-complex="normal"/>
    </style:style>
    <style:style style:name="T80" style:family="text">
      <style:text-properties style:font-name="Monospace" fo:language="en" fo:country="US" fo:font-style="italic" officeooo:rsid="068324a9" style:font-size-asian="10.5pt" style:font-style-asian="italic" style:font-name-complex="David CLM" style:font-style-complex="italic" style:font-weight-complex="normal"/>
    </style:style>
    <style:style style:name="T81" style:family="text">
      <style:text-properties officeooo:rsid="06bf0244"/>
    </style:style>
    <style:style style:name="T82" style:family="text">
      <style:text-properties officeooo:rsid="06989a12"/>
    </style:style>
    <style:style style:name="T83" style:family="text">
      <style:text-properties officeooo:rsid="04af6545"/>
    </style:style>
    <style:style style:name="T84" style:family="text">
      <style:text-properties style:font-name="Monospace" fo:font-size="12pt" fo:font-style="normal" fo:font-weight="normal" officeooo:rsid="0690a723" style:font-name-asian="Noto Sans CJK SC Regular" style:font-size-asian="12pt" style:font-style-asian="normal" style:font-weight-asian="normal" style:font-name-complex="Nachlieli CLM2" style:font-size-complex="16pt" style:font-style-complex="normal" style:font-weight-complex="normal"/>
    </style:style>
    <style:style style:name="T85" style:family="text">
      <style:text-properties officeooo:rsid="0690a723"/>
    </style:style>
    <style:style style:name="T86" style:family="text">
      <style:text-properties officeooo:rsid="06c16513"/>
    </style:style>
    <style:style style:name="T87" style:family="text">
      <style:text-properties officeooo:rsid="06b8996f"/>
    </style:style>
    <style:style style:name="T88" style:family="text">
      <style:text-properties officeooo:rsid="06cb20e2"/>
    </style:style>
    <style:style style:name="T89" style:family="text">
      <style:text-properties officeooo:rsid="06c24b7f"/>
    </style:style>
    <style:style style:name="T90" style:family="text">
      <style:text-properties officeooo:rsid="06d1969a"/>
    </style:style>
    <style:style style:name="T91" style:family="text">
      <style:text-properties officeooo:rsid="06d0ae21"/>
    </style:style>
    <style:style style:name="T92" style:family="text">
      <style:text-properties officeooo:rsid="06c6716b"/>
    </style:style>
    <style:style style:name="T93" style:family="text">
      <style:text-properties officeooo:rsid="06cf6d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>מטלה - חלוקה הוגנת של קרקעות ועוגות</text:h>
      <text:p text:style-name="P2">יש לענות על שאלה אחת לבחירתכם. <text:span text:style-name="T1">שאלות </text:span><text:span text:style-name="T2">או סעיפים המסומנים </text:span><text:span text:style-name="T1">ב</text:span><text:span text:style-name="T3">כוכבית </text:span><text:span text:style-name="T1">* מזכ</text:span><text:span text:style-name="T2">ים</text:span><text:span text:style-name="T1"> בניקוד כפול.</text:span></text:p>
      <text:p text:style-name="P3">שאלה <text:span text:style-name="T4">1</text:span>: <text:span text:style-name="T5">חלוקת תורנויות פרופורציונלית</text:span></text:p>
      <text:p text:style-name="P4"><text:span text:style-name="T6">אמא ואבא נסעו לנופש, והשאירו את </text:span><text:span text:style-name="T7">n</text:span><text:span text:style-name="T6"> ילדיהם </text:span><text:span text:style-name="T8">הגדולים </text:span><text:span text:style-name="T6">לשמור על </text:span><text:span text:style-name="T8">התינוקת ה-1+</text:span><text:span text:style-name="T7">n</text:span><text:span text:style-name="T8">.</text:span><text:span text:style-name="T6"> </text:span><text:span text:style-name="T9">הם מעוניינים לחלק ביניהם את זמן השמירה בצורה הוגנת. </text:span><text:span text:style-name="T6">לכל ילד יש העדפות שונות לגבי </text:span><text:span text:style-name="T9">זמן השמירה - </text:span><text:span text:style-name="T6">יש כאלה </text:span><text:span text:style-name="T10">שמעדיפים </text:span><text:span text:style-name="T6">לשמור בלילה, יש כאלה </text:span><text:span text:style-name="T10">שמעדיפים </text:span><text:span text:style-name="T6">לשמור דווקא בצהריים, וכו'. </text:span><text:span text:style-name="T11">עליכם למצוא חלוקה </text:span><text:span text:style-name="T12">שבה כל </text:span><text:span text:style-name="T11">ילד מקבל משמרת </text:span><text:span text:style-name="T13">קשירה</text:span><text:span text:style-name="T11">.</text:span></text:p>
      <text:p text:style-name="P5"><text:span text:style-name="T14">[</text:span><text:span text:style-name="T15">חימום]</text:span>. <text:span text:style-name="T14">בסעיפים א, ב </text:span>הניחו שהילדים <text:span text:style-name="T16">אוהבים </text:span>לשמור על התינוקת – כל אחד רוצה <text:span text:style-name="T17">לשמור </text:span>כמה שיותר.</text:p>
      <text:p text:style-name="P5"><text:span text:style-name="T14">א. </text:span>באיזה אלגוריתם תשתמשו <text:span text:style-name="T14">כדי למצוא חלוקה </text:span><text:span text:style-name="T18">פרופורציונלית</text:span><text:span text:style-name="T14">?</text:span></text:p>
      <text:p text:style-name="P6">ב. באיזה אלגוריתם תשתמשו כדי למצוא חלוקה <text:span text:style-name="T19">ללא-קנאה </text:span><text:span text:style-name="T20">בקירוב </text:span><text:span text:style-name="T21">(</text:span><text:span text:style-name="T22">עד-כדי שניה אחת</text:span><text:span text:style-name="T21">)</text:span><text:span text:style-name="T22">?</text:span></text:p>
      <text:p text:style-name="P7"><text:span text:style-name="T14">בסעיפים הבאים </text:span><text:span text:style-name="T9">הניחו שהילדים </text:span><text:span text:style-name="T23">לא אוהבים </text:span><text:span text:style-name="T9">לשמור – כל אחד רוצה לשמור כמה שפחות. </text:span></text:p>
      <text:p text:style-name="P8"><text:span text:style-name="T14">ג. </text:span>הסבירו למה האלגוריתם של סעיף א לא עובד. </text:p>
      <text:p text:style-name="P7"><text:span text:style-name="T24">ד</text:span><text:span text:style-name="T14">. </text:span><text:span text:style-name="T25">ת</text:span><text:span text:style-name="T9">ארו אלגוריתם </text:span><text:span text:style-name="T26">חדש </text:span><text:span text:style-name="T9">המוצא חלוקה </text:span><text:span text:style-name="T18">קשירה ו</text:span><text:span text:style-name="T27">פרופורציונלית </text:span><text:span text:style-name="T28">של התורנויות</text:span><text:span text:style-name="T9">. </text:span><text:span text:style-name="T29">הדגימו את האלגוריתם, ו</text:span><text:span text:style-name="T9">הוכיחו את נכונות</text:span><text:span text:style-name="T29">ו</text:span><text:span text:style-name="T9">.</text:span></text:p>
      <text:p text:style-name="P9"><text:span text:style-name="T24">* ה</text:span><text:span text:style-name="T14">. </text:span><text:span text:style-name="T24">האם </text:span><text:span text:style-name="T26">האלגוריתם של סעיף </text:span><text:span text:style-name="T14">ב</text:span><text:span text:style-name="T26"> עובד? </text:span><text:span text:style-name="T24">אם כן, הוכיחו. אם לא, מצאו דוגמה נגדית.</text:span></text:p>
      <text:p text:style-name="P9"/>
      <text:p text:style-name="P10">שאלה <text:span text:style-name="T30">2</text:span>: <text:span text:style-name="T31">חלוקה פרופורציונלית בשני ממדים</text:span></text:p>
      <text:p text:style-name="P11">א <text:span text:style-name="T32">[חימום]</text:span>. נתונה חלקת-אדמה בצורת מלבן. תארו אלגוריתם הנותן חלוקה פרופורציונלית של העוגה בין n אנשים, כך שכל אחד מקבל מלבן.</text:p>
      <text:p text:style-name="P11"><text:span text:style-name="T33">ב. </text:span><text:span text:style-name="T34">נתונה חלקת-אדמה בצורת ריבוע. יש לחלק אותה בין שני אנשים, כך שכל אחד יקבל </text:span><text:span text:style-name="T35">ריבוע.</text:span><text:span text:style-name="T36"> הראו דוגמה שבה לא קיימת חלוקה פרופורציונלית.</text:span></text:p>
      <text:p text:style-name="P12"><text:span text:style-name="T37">ג</text:span><text:span text:style-name="T33">. </text:span><text:span text:style-name="T34">נתונה חלקת-אדמה בצורת ריבוע. יש לחלק אותה בין </text:span><text:span text:style-name="T38">ארבעה</text:span><text:span text:style-name="T39"> </text:span><text:span text:style-name="T34">אנשים, כך שכל אחד יקבל </text:span><text:span text:style-name="T40">ריבוע</text:span><text:span text:style-name="T35">.</text:span><text:span text:style-name="T36"> הראו דוגמה שבה לא קיימת חלוקה פרופורציונלית.</text:span></text:p>
      <text:p text:style-name="P13">* <text:span text:style-name="T39">ד</text:span>. <text:span text:style-name="T41">תארו אלגוריתם המוצא חלוקה "חצי פרופורציונלית" לשני אנשים, כלומר, </text:span><text:span text:style-name="T42">כל שחקן i מקבל <text:line-break/>ריבוע X</text:span><text:span text:style-name="T43">i</text:span><text:span text:style-name="T42"> ששוויו לפחות רבע מהעוגה כולה:</text:span></text:p>
      <text:p text:style-name="P14"><text:span text:style-name="T44">V</text:span><text:span text:style-name="T45">i</text:span><text:span text:style-name="T44">(X</text:span><text:span text:style-name="T45">i</text:span><text:span text:style-name="T44">) &gt;= V</text:span><text:span text:style-name="T45">i</text:span><text:span text:style-name="T44">(C) / 4</text:span></text:p>
      <text:p text:style-name="P15">הוכיחו את נכונות האלגוריתם.</text:p>
      <text:p text:style-name="P16"/>
      <text:p text:style-name="P17"><text:soft-page-break/>שאלה <text:span text:style-name="T46">3</text:span>: <text:span text:style-name="T47">חלוקה עם זכויות לא-שוות</text:span></text:p>
      <text:p text:style-name="P18"><text:span text:style-name="T48">נתונים </text:span><text:span text:style-name="T49">n שותפים בקרקע, שלכל אחד מהם יש חלק אחר בקרקע: לאדם i יש חלק t</text:span><text:span text:style-name="T50">i</text:span><text:span text:style-name="T49"> מהקרקע, כאשר הסכום של כל ה- </text:span><text:span text:style-name="T51">t</text:span><text:span text:style-name="T50">i</text:span><text:span text:style-name="T49"> הוא 1. </text:span><text:span text:style-name="T52">לדוגמה, ייתכן שלשחקן א מגיעה 1/7 מהקרקע, לשחקן ב מגיעות 2/7, ולשחקן ג מגיעות 4/7.</text:span></text:p>
      <text:p text:style-name="P18"><text:span text:style-name="T53">א</text:span><text:span text:style-name="T54">. </text:span><text:span text:style-name="T55">תנו הגדרה הגיונית למושג "</text:span><text:span text:style-name="T54">חלוקה פרופורציונלית" </text:span><text:span text:style-name="T55">במצב זה, בעזרת הפונקציה </text:span><text:span text:style-name="T56">V</text:span><text:span text:style-name="T57">i</text:span><text:span text:style-name="T58"> </text:span><text:span text:style-name="T55">(פונקציית הערך של שחקן </text:span><text:span text:style-name="T56">i</text:span><text:span text:style-name="T55">), ובעזרת הפרמטרים </text:span><text:span text:style-name="T51">t</text:span><text:span text:style-name="T50">i</text:span><text:span text:style-name="T59">.</text:span></text:p>
      <text:p text:style-name="P19"><text:span text:style-name="T60">ב</text:span><text:span text:style-name="T54">. כיתבו אלגוריתם המוצא חלוקה פרופורציונלית </text:span><text:span text:style-name="T61">לפי ההגדרה של סעיף א</text:span><text:span text:style-name="T54">. </text:span><text:span text:style-name="T62">סיבוכיות זמן הריצה </text:span><text:span text:style-name="T63">צריכה להיות </text:span><text:span text:style-name="T64">O(2 n log(D)), כאשר D הוא </text:span><text:span text:style-name="T65">המכנה המשותף של כל השברים </text:span><text:span text:style-name="T49">t</text:span><text:span text:style-name="T50">i <text:s/></text:span><text:span text:style-name="T66">(ב</text:span><text:span text:style-name="T67">דוגמה למעלה D=7). </text:span><text:span text:style-name="T68">הדגימו את פעולת האלגוריתם, </text:span><text:span text:style-name="T69">הוכיחו את נכונות</text:span><text:span text:style-name="T70">ו, </text:span><text:span text:style-name="T71">והוכיחו את זמן הריצה.</text:span></text:p>
      <text:p text:style-name="P20"/>
      <text:p text:style-name="P21">שאלה <text:span text:style-name="T72">4</text:span>: <text:span text:style-name="T47">חלוקה </text:span><text:span text:style-name="T73">סופר-פרופורציונלית</text:span></text:p>
      <text:p text:style-name="P22"><text:span text:style-name="T72">חלוקת-עוגה נקראת </text:span><text:span text:style-name="T74">סופר-פרופורציונלית</text:span><text:span text:style-name="T72"> </text:span><text:span text:style-name="T75">אם </text:span><text:span text:style-name="T72">כל שחקן מקבל פרוסה ששווה עבורו </text:span><text:span text:style-name="T74">יותר </text:span><text:span text:style-name="T72">מ </text:span><text:span text:style-name="T73">1 חלקי-n משווי העוגה כולה.</text:span></text:p>
      <text:p text:style-name="P22"><text:span text:style-name="T73">א. הראו דוגמה </text:span><text:span text:style-name="T76">לחלוקה </text:span><text:span text:style-name="T73">סופר-פרופורציונאלית </text:span><text:span text:style-name="T76">בין שלושה </text:span><text:span text:style-name="T73">אנשים.</text:span></text:p>
      <text:p text:style-name="P22"><text:span text:style-name="T73">ב. הראו דוגמה שבה </text:span><text:span text:style-name="T77">לא קיימת</text:span><text:span text:style-name="T73"> חלוקה סופר-פרופורציונאלית לשלושה אנשים. הוכיחו </text:span><text:span text:style-name="T76">את תשובתכם.</text:span></text:p>
      <text:p text:style-name="P22"><text:span text:style-name="T76">ג. נתונה בעיית חלוקת עוגה לשלושה אנשים. </text:span><text:span text:style-name="T78">נתון שיש שני אנשים כלשהם (נניח עמי ותמי), שמייחסים ערך שונה לפרוסת-עוגה כלשהי X. כתבו אלגוריתם </text:span><text:span text:style-name="T79">המקבל כקלט את הפרוסה X, ו</text:span><text:span text:style-name="T78">מוצא חלוקה סופר-פרופורציונלית. </text:span><text:span text:style-name="T80">רמז</text:span><text:span text:style-name="T78">: אפשר להעזר באלגוריתם של שאלה 3 (גם אם לא פתרתם אותה).</text:span></text:p>
      <text:p text:style-name="P23"/>
      <text:p text:style-name="P24"><text:span text:style-name="T81">*</text:span><text:span text:style-name="T82"> </text:span><text:span text:style-name="T83">שאלה </text:span><text:span text:style-name="T84">5</text:span><text:span text:style-name="T83">: </text:span><text:span text:style-name="T85">חלוקת עוגה </text:span><text:span text:style-name="T86">בעזרת </text:span><text:span text:style-name="T85">בינה מלאכותית</text:span></text:p>
      <text:p text:style-name="P25">מטרת השאלה <text:span text:style-name="T86">היא</text:span> להבין איך בינה מלאכותית פותרת <text:span text:style-name="T86">בעיות של חלוקה הוגנת</text:span>. יש לפתור את השאלה בעזרת ב"מ החביבה עליכם.</text:p>
      <text:p text:style-name="P25"/>
      <text:p text:style-name="P26">כדי לתאר את העוגה לב"מ, <text:span text:style-name="T87">נתייחס </text:span>ל<text:span text:style-name="T87">עוגה חד-ממדית, המורכבת ממספר אזורים סמוכים. נתאר את הערכים, שכל שחקן מייחס לאזורי העוגה, ב</text:span><text:span text:style-name="T88">ו</text:span><text:span text:style-name="T87">וקטור של מספרים. לדוגמה, נניח שיש שישה אזורים ושלושה שחקנים. אפשר לתאר את ההערכות שלהם באופן הבא:</text:span></text:p>
      <text:p text:style-name="P27">-<text:tab/>עמי: 5, 5, 5, 5, 5, 5.</text:p>
      <text:p text:style-name="P27">-<text:tab/>תמי: 10, 10, 3, 3, 2, 2.</text:p>
      <text:p text:style-name="P27">-<text:tab/>רמי:2, 2, 3, 3, 10, 10.</text:p>
      <text:p text:style-name="P28">כלומר: עמי מעריך את כל האזורים ב-5; תמי מעריכה את שני האזורים הימניים ב-10, את שני האזורים האמצעיים ב-3, ואת שני האזורים השמאליים ב-2; וכו’. במקרה זה, קל לראות חלוקה פרופורציונלית <text:span text:style-name="T89">וקשירה</text:span>, לדוגמה: תמי מקבלת את שני האזורים הימניים, עמי את שני האזורים האמצעיים, ורמי את שני האזורים השמאליים.</text:p>
      <text:p text:style-name="P28"/>
      <text:p text:style-name="Text_20_body">שימו לב שהעוגה רציפה, כך שניתן לחתוך גם בתוך האזורים. לדוגמה, אפשר לתת לתמי את האזור השמאלי והחצי השמאלי של האזור השני; לתת לעמי את החצי הימני של האזור השני, את אזורים 3,4, ואת החצי השמאלי של אזור 5; ולתת לרמי א<text:span text:style-name="T90">ת</text:span> כל השאר. <text:span text:style-name="T90">גם זו חלוקה פרופורציונלית.</text:span></text:p>
      <text:p text:style-name="P29"/>
      <text:p text:style-name="P30">עכשיו נראה, איך בינה מלאכותית פותרת שאלה כזאת, כאשר מספר השחקנים והאזורים גדול יותר.</text:p>
      <text:p text:style-name="P31"/>
      <text:p text:style-name="P31">א [חימום]. <text:span text:style-name="T87">תנו לב"מ את הדוגמה למעלה (6 אזורים, 3 שחקנים) ובקשו ממנה למצוא חלוקה הוגנת וקשירה. מה התוצאה?</text:span></text:p>
      <text:p text:style-name="P31"/>
      <text:p text:style-name="P31"><text:span text:style-name="T87">ב. המציאו </text:span><text:span text:style-name="T91">כמה </text:span><text:span text:style-name="T87">בעיות גדול</text:span><text:span text:style-name="T92">ות</text:span><text:span text:style-name="T87"> יותר (למשל, 10 שחקנים ו-20 אזורים); אפשר ליצור את המספרים באקראי, למשל באקסל. תנו לב"מ את הדוגמאות ובקשו ממנה למצוא חלוקה הוגנת וקשירה. מה התוצאה?</text:span></text:p>
      <text:p text:style-name="P27"/>
      <text:p text:style-name="P32">ג. נסו להבין מתוך הדוגמאות: איך הב"מ מוצאת חלוקה הוגנת וקשירה? </text:p>
      <text:p text:style-name="P32"><text:span text:style-name="T93">* </text:span>באיזה אלגוריתם היא משתמשת, אם בכלל?</text:p>
      <text:p text:style-name="P33">* האם האלגוריתם שלה נכון תמיד, או נכון רק למקרה המסוים הזה?</text:p>
      <text:p text:style-name="P33">* <text:span text:style-name="T87">האם התוצאות מתאימות להגדרה כלשהי של הוגנות?</text:span></text:p>
      <text:p text:style-name="P27"/>
      <text:p text:style-name="P34"><text:span text:style-name="T91">צרפו להגשה </text:span>קובץ הכולל את כל השיחה, או קישור-שיתוף המאפשר לראות את השיחה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David CLM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style:font-name="Times New Roman" fo:font-family="'Times New Roman'" style:font-family-generic="roman" style:font-pitch="variable" fo:font-size="10pt" fo:language="en" fo:country="US" style:font-name-asian="Liberation Sans2" style:font-family-asian="'Liberation Sans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Liberation Sans" fo:font-family="'Liberation Sans'" style:font-family-generic="roman" style:font-pitch="variable" fo:font-size="18pt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6.2$Windows_X86_64 LibreOffice_project/729c5bfe710f5eb71ed3bbde9e06a6065e9c6c5d</meta:generator>
    <dc:date>2025-11-02T13:08:03.351798000</dc:date>
    <meta:editing-duration>P11DT3H51M5S</meta:editing-duration>
    <meta:editing-cycles>1569</meta:editing-cycles>
    <meta:document-statistic meta:table-count="0" meta:image-count="0" meta:object-count="0" meta:page-count="3" meta:paragraph-count="45" meta:word-count="772" meta:character-count="4295" meta:non-whitespace-character-count="3561"/>
  </office:meta>
</office:document-meta>
</file>